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leHandling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1-12" calcext:value-type="date" table:number-columns-spanned="1" table:number-rows-spanned="3">
            <text:p>12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ject Updation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thentication and authorization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8:12:42.5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2T18:15:54.875000000</dc:date>
    <meta:editing-duration>P2DT4H30M56S</meta:editing-duration>
    <meta:editing-cycles>76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